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fo:font-size="15pt" officeooo:rsid="0001d644" officeooo:paragraph-rsid="000badf9" style:font-size-asian="15pt" style:font-size-complex="15pt"/>
    </style:style>
    <style:style style:name="P2" style:family="paragraph" style:parent-style-name="Standard">
      <style:paragraph-properties fo:text-align="justify" style:justify-single-word="false"/>
      <style:text-properties fo:font-size="15pt" officeooo:rsid="0001d644" officeooo:paragraph-rsid="000a5f65" style:font-size-asian="15pt" style:font-size-complex="15pt"/>
    </style:style>
    <style:style style:name="P3" style:family="paragraph" style:parent-style-name="Standard">
      <style:paragraph-properties fo:text-align="justify" style:justify-single-word="false"/>
      <style:text-properties fo:font-size="15pt" officeooo:rsid="0001d644" officeooo:paragraph-rsid="000865c2" style:font-size-asian="15pt" style:font-size-complex="15pt"/>
    </style:style>
    <style:style style:name="P4" style:family="paragraph" style:parent-style-name="Standard">
      <style:paragraph-properties fo:text-align="justify" style:justify-single-word="false"/>
      <style:text-properties fo:font-size="15pt" officeooo:rsid="0001d644" officeooo:paragraph-rsid="0011bc8a" style:font-size-asian="15pt" style:font-size-complex="15pt"/>
    </style:style>
    <style:style style:name="P5" style:family="paragraph" style:parent-style-name="Standard">
      <style:paragraph-properties fo:text-align="justify" style:justify-single-word="false"/>
      <style:text-properties fo:font-size="15pt" officeooo:rsid="0001d644" officeooo:paragraph-rsid="001ced4c" style:font-size-asian="15pt" style:font-size-complex="15pt"/>
    </style:style>
    <style:style style:name="P6" style:family="paragraph" style:parent-style-name="Standard">
      <style:paragraph-properties fo:text-align="justify" style:justify-single-word="false"/>
      <style:text-properties fo:font-size="15pt" officeooo:rsid="0001d644" officeooo:paragraph-rsid="002161b3" style:font-size-asian="15pt" style:font-size-complex="15pt"/>
    </style:style>
    <style:style style:name="P7" style:family="paragraph" style:parent-style-name="Standard">
      <style:paragraph-properties fo:text-align="justify" style:justify-single-word="false"/>
      <style:text-properties fo:font-size="15pt" officeooo:rsid="0001d644" officeooo:paragraph-rsid="00274c5d" style:font-size-asian="15pt" style:font-size-complex="15pt"/>
    </style:style>
    <style:style style:name="P8" style:family="paragraph" style:parent-style-name="Standard">
      <style:paragraph-properties fo:text-align="justify" style:justify-single-word="false"/>
      <style:text-properties fo:font-size="15pt" officeooo:rsid="0001d644" officeooo:paragraph-rsid="002c744f" style:font-size-asian="15pt" style:font-size-complex="15pt"/>
    </style:style>
    <style:style style:name="P9" style:family="paragraph" style:parent-style-name="Standard">
      <style:paragraph-properties fo:text-align="justify" style:justify-single-word="false"/>
      <style:text-properties fo:font-size="15pt" officeooo:rsid="000a5f65" officeooo:paragraph-rsid="000a5f65" style:font-size-asian="15pt" style:font-size-complex="15pt"/>
    </style:style>
    <style:style style:name="P10" style:family="paragraph" style:parent-style-name="Standard">
      <style:paragraph-properties fo:text-align="justify" style:justify-single-word="false"/>
      <style:text-properties fo:font-size="15pt" officeooo:rsid="0013b30a" officeooo:paragraph-rsid="0013b30a" style:font-size-asian="15pt" style:font-size-complex="15pt"/>
    </style:style>
    <style:style style:name="P11" style:family="paragraph" style:parent-style-name="Standard">
      <style:paragraph-properties fo:text-align="justify" style:justify-single-word="false"/>
      <style:text-properties fo:font-size="15pt" officeooo:rsid="001ced4c" officeooo:paragraph-rsid="001ced4c" style:font-size-asian="15pt" style:font-size-complex="15pt"/>
    </style:style>
    <style:style style:name="P12" style:family="paragraph" style:parent-style-name="Standard">
      <style:paragraph-properties fo:text-align="justify" style:justify-single-word="false"/>
      <style:text-properties fo:font-size="15pt" officeooo:rsid="0021e86d" officeooo:paragraph-rsid="0021e86d" style:font-size-asian="15pt" style:font-size-complex="15pt"/>
    </style:style>
    <style:style style:name="P13" style:family="paragraph" style:parent-style-name="Standard">
      <style:paragraph-properties fo:text-align="justify" style:justify-single-word="false"/>
      <style:text-properties fo:font-size="15pt" officeooo:rsid="0025a1c0" officeooo:paragraph-rsid="0025a1c0" style:font-size-asian="15pt" style:font-size-complex="15pt"/>
    </style:style>
    <style:style style:name="P14" style:family="paragraph" style:parent-style-name="Standard">
      <style:paragraph-properties fo:text-align="justify" style:justify-single-word="false"/>
      <style:text-properties fo:font-size="15pt" officeooo:rsid="00274c5d" officeooo:paragraph-rsid="00274c5d" style:font-size-asian="15pt" style:font-size-complex="15pt"/>
    </style:style>
    <style:style style:name="P15" style:family="paragraph" style:parent-style-name="Standard">
      <style:paragraph-properties fo:text-align="justify" style:justify-single-word="false"/>
      <style:text-properties fo:font-size="15pt" officeooo:rsid="002866f8" officeooo:paragraph-rsid="002866f8" style:font-size-asian="15pt" style:font-size-complex="15pt"/>
    </style:style>
    <style:style style:name="P16" style:family="paragraph" style:parent-style-name="Standard">
      <style:paragraph-properties fo:text-align="justify" style:justify-single-word="false"/>
      <style:text-properties fo:font-size="15pt" officeooo:rsid="0029cc2e" officeooo:paragraph-rsid="0029cc2e" style:font-size-asian="15pt" style:font-size-complex="15pt"/>
    </style:style>
    <style:style style:name="T1" style:family="text">
      <style:text-properties officeooo:rsid="0002bcec"/>
    </style:style>
    <style:style style:name="T2" style:family="text">
      <style:text-properties officeooo:rsid="001d8df9"/>
    </style:style>
    <style:style style:name="T3" style:family="text">
      <style:text-properties officeooo:rsid="0020d08a"/>
    </style:style>
    <style:style style:name="T4" style:family="text">
      <style:text-properties officeooo:rsid="002b3f32"/>
    </style:style>
    <style:style style:name="T5" style:family="text">
      <style:text-properties officeooo:rsid="002fac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he complex biochemical processes that give rise to life begin with the recognition of one molecule by another:<text:span text:style-name="T1"> </text:span>a hormone bind<text:span text:style-name="T1">ing</text:span> to its receptor <text:span text:style-name="T5">protein</text:span>, an <text:span text:style-name="T3">enzyme binding its substrate</text:span>, <text:span text:style-name="T1">a transcription factor binding DNA, etc. Convention holds that the smaller entity be referred to as the ligand and the larger as the receptor. Recognition between the ligand and receptor is driven by a mix of non-covalent interactions including electrostatic forces, van der Waals forces, and the hydrophobic effect. The degree of recognition or affinity of the ligand for the receptor is determined by the strength and number of those interactions, which in turn are determined by the structure and chemical composition of the molecules. </text:span></text:p>
      <text:p text:style-name="P8"/>
      <text:p text:style-name="P8"><text:span text:style-name="T1">And it is the affinity that is of most interest because it determines what the hell is going to happen</text:span></text:p>
      <text:p text:style-name="P7"/>
      <text:p text:style-name="P16">Treatises have been written on molecular recognition and </text:p>
      <text:p text:style-name="P7"/>
      <text:p text:style-name="P15">Understanding affinity </text:p>
      <text:p text:style-name="P7"/>
      <text:p text:style-name="P14">Studying the affinity of these systems is fundamental to understanding them mechanistically</text:p>
      <text:p text:style-name="P7"/>
      <text:p text:style-name="P14">Affinity is of great interest, elemental, </text:p>
      <text:p text:style-name="P7"/>
      <text:p text:style-name="P7"><text:span text:style-name="T1">Variation in affinity accounts for the different functions of biological molecules. </text:span></text:p>
      <text:p text:style-name="P7"/>
      <text:p text:style-name="P7"><text:span text:style-name="T1">For instance, hemoglobin is well-suited to bind and transport oxygen</text:span></text:p>
      <text:p text:style-name="P6"/>
      <text:p text:style-name="P13"/>
      <text:p text:style-name="P6"/>
      <text:p text:style-name="P6"/>
      <text:p text:style-name="P12">Enter binding sites, how can we get to article thesis statement faster.</text:p>
      <text:p text:style-name="P6"/>
      <text:p text:style-name="P12">Talk more about affinity and sites and then modulation of affinity. Skip the whole variation bit </text:p>
      <text:p text:style-name="P12"/>
      <text:p text:style-name="P12">Modulation of affinity </text:p>
      <text:p text:style-name="P6"/>
      <text:p text:style-name="P12">Question: why is affinity so important?</text:p>
      <text:p text:style-name="P12"/>
      <text:p text:style-name="P12">It accounts for selectivity</text:p>
      <text:p text:style-name="P12"><text:soft-page-break/></text:p>
      <text:p text:style-name="P12">What does that mean?</text:p>
      <text:p text:style-name="P12"/>
      <text:p text:style-name="P12">That there are specific ligands for specific receptors. This doesn’t mean only one per receptor, but that a receptor will preferentially bind one versus another. For instance</text:p>
      <text:p text:style-name="P6"/>
      <text:p text:style-name="P6"><text:span text:style-name="T1">Variations in affinity account for the selectivity in biological systems, this is why </text:span></text:p>
      <text:p text:style-name="P5"/>
      <text:p text:style-name="P11">We will consider receptor systems that dimerize and exhibit variations in affinity called cooperativitiy. <text:span text:style-name="T2">Our primary concern will be analysis of the affinity and what this means… lkasdlk – lkdf 3 – 4 </text:span></text:p>
      <text:p text:style-name="P5"/>
      <text:p text:style-name="P5"><text:span text:style-name="T1"><text:s/>(something about different pathways? examples of why a protein doesn’t bind to everything) blah blah blah. </text:span></text:p>
      <text:p text:style-name="P4"/>
      <text:p text:style-name="P10">Receptor can have multiple binding</text:p>
      <text:p text:style-name="P4"/>
      <text:p text:style-name="P4"><text:span text:style-name="T1">The strength and number contribute to the affinity of the ligand, conventionally the smaller of the two molecules</text:span></text:p>
      <text:p text:style-name="P1"/>
      <text:p text:style-name="P1"/>
      <text:p text:style-name="P1"/>
      <text:p text:style-name="P1"/>
      <text:p text:style-name="P1"/>
      <text:p text:style-name="P1"/>
      <text:p text:style-name="P1"><text:span text:style-name="T1">Examples include electrostatic forces, van der Waals forces, and the hydrophobic effect</text:span></text:p>
      <text:p text:style-name="P2"/>
      <text:p text:style-name="P2"/>
      <text:p text:style-name="P2"><text:span text:style-name="T1">The strength and number of those interactions contribute to the affinity of the ligand for the receptor </text:span></text:p>
      <text:p text:style-name="P3"/>
      <text:p text:style-name="P9">Define liga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36:44.075454000</meta:creation-date>
    <dc:date>2016-04-16T08:56:43.992237000</dc:date>
    <meta:editing-duration>PT3H1S</meta:editing-duration>
    <meta:editing-cycles>13</meta:editing-cycles>
    <meta:generator>LibreOffice/5.1.0.3$MacOSX_X86_64 LibreOffice_project/5e3e00a007d9b3b6efb6797a8b8e57b51ab1f737</meta:generator>
    <meta:document-statistic meta:table-count="0" meta:image-count="0" meta:object-count="0" meta:page-count="2" meta:paragraph-count="23" meta:word-count="370" meta:character-count="2392" meta:non-whitespace-character-count="2030"/>
  </office:meta>
</office:document-meta>
</file>